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0pt" fo:language="ca" fo:country="ES" fo:font-weight="normal" officeooo:rsid="001a501b" officeooo:paragraph-rsid="001a501b" style:font-size-asian="10pt" style:font-weight-asian="normal" style:font-name-complex="Arial" style:font-size-complex="10pt" style:font-weight-complex="normal"/>
    </style:style>
    <style:style style:name="P12"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373a55" style:font-size-asian="10pt" style:font-weight-asian="normal" style:font-name-complex="Arial" style:font-size-complex="10pt" style:font-weight-complex="normal"/>
    </style:style>
    <style:style style:name="P13"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9d9e" style:font-size-asian="10pt" style:font-weight-asian="normal" style:font-name-complex="Arial" style:font-size-complex="10pt" style:font-weight-complex="normal"/>
    </style:style>
    <style:style style:name="P1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style:font-size-asian="10pt" style:font-weight-asian="normal" style:font-name-complex="Arial" style:font-size-complex="10pt" style:font-weight-complex="normal"/>
    </style:style>
    <style:style style:name="P15"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b545" style:font-size-asian="10pt" style:font-weight-asian="normal" style:font-name-complex="Arial" style:font-size-complex="10pt" style:font-weight-complex="normal"/>
    </style:style>
    <style:style style:name="P16"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dfa6" style:font-size-asian="10pt" style:font-weight-asian="normal" style:font-name-complex="Arial" style:font-size-complex="10pt" style:font-weight-complex="normal"/>
    </style:style>
    <style:style style:name="P17"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373a55" style:font-size-asian="10pt" style:font-weight-asian="normal" style:font-name-complex="Arial" style:font-size-complex="10pt" style:font-weight-complex="normal"/>
    </style:style>
    <style:style style:name="P18"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58dfa6" style:font-size-asian="10pt" style:font-weight-asian="normal" style:font-name-complex="Arial" style:font-size-complex="10pt" style:font-weight-complex="normal"/>
    </style:style>
    <style:style style:name="P19" style:family="paragraph" style:parent-style-name="Standard">
      <style:paragraph-properties fo:text-align="justify" style:justify-single-word="false"/>
      <style:text-properties fo:color="#000000" style:font-name="Arial" fo:font-size="10pt" fo:language="ca" fo:country="ES" fo:font-weight="normal" officeooo:rsid="0025a252" officeooo:paragraph-rsid="00589d9e" style:font-size-asian="10pt" style:font-weight-asian="normal" style:font-name-complex="Arial" style:font-size-complex="10pt" style:font-weight-complex="normal"/>
    </style:style>
    <style:style style:name="P20" style:family="paragraph" style:parent-style-name="Standard">
      <style:paragraph-properties fo:text-align="justify" style:justify-single-word="false"/>
      <style:text-properties fo:color="#000000" style:font-name="Arial" fo:font-size="10pt" fo:language="ca" fo:country="ES" fo:font-weight="normal" officeooo:rsid="00558948" officeooo:paragraph-rsid="00589d9e" style:font-size-asian="10pt" style:font-weight-asian="normal" style:font-name-complex="Arial" style:font-size-complex="10pt" style:font-weight-complex="normal"/>
    </style:style>
    <style:style style:name="P21"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style:font-size-asian="10pt" style:font-weight-asian="normal" style:font-name-complex="Arial" style:font-size-complex="10pt" style:font-weight-complex="normal"/>
    </style:style>
    <style:style style:name="P22"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style:font-size-asian="10pt" style:font-weight-asian="normal" style:font-name-complex="Arial" style:font-size-complex="10pt" style:font-weight-complex="normal"/>
    </style:style>
    <style:style style:name="P23"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fo:background-color="#ffff00" style:font-size-asian="10pt" style:font-weight-asian="normal" style:font-name-complex="Arial" style:font-size-complex="10pt" style:font-weight-complex="normal"/>
    </style:style>
    <style:style style:name="P2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fo:background-color="transparent" style:font-name-asian="Times New Roman" style:font-size-asian="10pt" style:font-weight-asian="normal" style:font-name-complex="Arial" style:font-size-complex="10pt" style:font-weight-complex="normal"/>
    </style:style>
    <style:style style:name="P25" style:family="paragraph" style:parent-style-name="Standard">
      <style:paragraph-properties fo:text-align="justify" style:justify-single-word="false"/>
      <style:text-properties fo:color="#000000" style:font-name="Arial" fo:font-size="10pt" fo:language="ca" fo:country="ES" fo:font-weight="normal" officeooo:rsid="0086b294" officeooo:paragraph-rsid="0058b545" fo:background-color="transparent" style:font-name-asian="Times New Roman" style:font-size-asian="10pt" style:font-weight-asian="normal" style:font-name-complex="Arial" style:font-size-complex="10pt" style:font-weight-complex="normal"/>
    </style:style>
    <style:style style:name="P26"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fo:background-color="transparent" style:font-size-asian="10pt" style:font-weight-asian="normal" style:font-name-complex="Arial" style:font-size-complex="10pt" style:font-weight-complex="normal"/>
    </style:style>
    <style:style style:name="P27" style:family="paragraph" style:parent-style-name="Standard">
      <style:paragraph-properties fo:text-align="justify" style:justify-single-word="false"/>
      <style:text-properties fo:color="#000000" style:font-name="Arial" fo:font-size="10pt" fo:language="ca" fo:country="ES" officeooo:rsid="0019e6c8" officeooo:paragraph-rsid="0058b545" style:font-size-asian="10pt" style:font-name-complex="Arial" style:font-size-complex="10pt"/>
    </style:style>
    <style:style style:name="P28" style:family="paragraph" style:parent-style-name="Standard">
      <style:paragraph-properties fo:text-align="justify" style:justify-single-word="false"/>
      <style:text-properties fo:color="#000000" style:font-name="Arial" fo:font-size="10pt" fo:language="ca" fo:country="ES" officeooo:rsid="0019e6c8" officeooo:paragraph-rsid="00589d9e" style:font-size-asian="10pt" style:font-name-complex="Arial" style:font-size-complex="10pt"/>
    </style:style>
    <style:style style:name="P29" style:family="paragraph" style:parent-style-name="Standard">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30" style:family="paragraph" style:parent-style-name="Standard">
      <style:paragraph-properties fo:text-align="justify" style:justify-single-word="false"/>
      <style:text-properties fo:color="#000000" style:font-name="Arial" fo:font-size="10pt" fo:language="ca" fo:country="ES" officeooo:rsid="00373a55" officeooo:paragraph-rsid="00373a55" style:font-size-asian="10pt" style:font-name-complex="Arial" style:font-size-complex="10pt"/>
    </style:style>
    <style:style style:name="P31" style:family="paragraph" style:parent-style-name="Standard">
      <style:paragraph-properties fo:text-align="justify" style:justify-single-word="false"/>
      <style:text-properties fo:color="#000000" style:font-name="Arial" fo:font-size="10pt" fo:language="ca" fo:country="ES" officeooo:rsid="00373a55" officeooo:paragraph-rsid="0058b545" style:font-size-asian="10pt" style:font-name-complex="Arial" style:font-size-complex="10pt"/>
    </style:style>
    <style:style style:name="P32" style:family="paragraph" style:parent-style-name="Standard">
      <style:paragraph-properties fo:text-align="justify" style:justify-single-word="false"/>
      <style:text-properties fo:color="#000000" style:font-name="Arial" fo:font-size="10pt" fo:language="ca" fo:country="ES" officeooo:rsid="001a501b" officeooo:paragraph-rsid="0058b545" style:font-size-asian="10pt" style:font-name-complex="Arial" style:font-size-complex="10pt"/>
    </style:style>
    <style:style style:name="P33" style:family="paragraph" style:parent-style-name="Standard">
      <style:paragraph-properties fo:text-align="justify" style:justify-single-word="false"/>
      <style:text-properties fo:color="#000000" style:font-name="Arial" fo:font-size="10pt" fo:language="ca" fo:country="ES" officeooo:rsid="001cbb00" officeooo:paragraph-rsid="0058dfa6" style:font-size-asian="10pt" style:font-name-complex="Arial" style:font-size-complex="10pt"/>
    </style:style>
    <style:style style:name="P34" style:family="paragraph" style:parent-style-name="Standard">
      <style:paragraph-properties fo:text-align="justify" style:justify-single-word="false"/>
      <style:text-properties fo:color="#000000" style:font-name="Arial" fo:font-size="10pt" fo:language="ca" fo:country="ES" officeooo:rsid="0017b01e" style:font-size-asian="10pt" style:font-name-complex="Arial" style:font-size-complex="10pt"/>
    </style:style>
    <style:style style:name="P35" style:family="paragraph" style:parent-style-name="Standard">
      <style:paragraph-properties fo:text-align="justify" style:justify-single-word="false"/>
      <style:text-properties fo:color="#000000" style:font-name="Arial" fo:font-size="10pt" fo:language="ca" fo:country="ES" officeooo:rsid="0018b4d5" officeooo:paragraph-rsid="0018b4d5" style:font-size-asian="10pt" style:font-name-complex="Arial" style:font-size-complex="10pt"/>
    </style:style>
    <style:style style:name="P36" style:family="paragraph" style:parent-style-name="Standard">
      <style:paragraph-properties fo:text-align="justify" style:justify-single-word="false"/>
      <style:text-properties fo:color="#000000" style:font-name="Arial" fo:font-size="10pt" fo:language="ca" fo:country="ES" officeooo:rsid="001ed18d" officeooo:paragraph-rsid="00376fc9" style:font-size-asian="10pt" style:font-name-complex="Arial" style:font-size-complex="10pt"/>
    </style:style>
    <style:style style:name="P37" style:family="paragraph" style:parent-style-name="Standard">
      <style:paragraph-properties fo:text-align="justify" style:justify-single-word="false"/>
      <style:text-properties fo:color="#000000" style:font-name="Arial" fo:font-size="10pt" fo:language="ca" fo:country="ES" officeooo:rsid="0023935a" officeooo:paragraph-rsid="0023935a" style:font-size-asian="10pt" style:font-name-complex="Arial" style:font-size-complex="10pt"/>
    </style:style>
    <style:style style:name="P38" style:family="paragraph" style:parent-style-name="Standard">
      <style:paragraph-properties fo:text-align="justify" style:justify-single-word="false"/>
      <style:text-properties fo:color="#000000" style:font-name="Arial" fo:font-size="10pt" fo:language="ca" fo:country="ES" officeooo:rsid="002507cf" officeooo:paragraph-rsid="0058b545" style:font-size-asian="10pt" style:font-name-complex="Arial" style:font-size-complex="10pt"/>
    </style:style>
    <style:style style:name="P39" style:family="paragraph" style:parent-style-name="Standard">
      <style:paragraph-properties fo:text-align="justify" style:justify-single-word="false"/>
      <style:text-properties fo:color="#000000" style:font-name="Arial" fo:font-size="10pt" fo:language="ca" fo:country="ES" officeooo:rsid="0033b36b" officeooo:paragraph-rsid="0058dfa6" style:font-size-asian="10pt" style:font-name-complex="Arial" style:font-size-complex="10pt"/>
    </style:style>
    <style:style style:name="P40" style:family="paragraph" style:parent-style-name="Standard">
      <style:paragraph-properties fo:text-align="justify" style:justify-single-word="false"/>
      <style:text-properties fo:color="#000000" style:font-name="Arial" fo:font-size="10pt" fo:language="ca" fo:country="ES" officeooo:rsid="001c1081" officeooo:paragraph-rsid="001a501b" style:font-size-asian="10pt" style:font-name-complex="Arial" style:font-size-complex="10pt"/>
    </style:style>
    <style:style style:name="P41" style:family="paragraph" style:parent-style-name="Standard">
      <style:paragraph-properties fo:text-align="justify" style:justify-single-word="false"/>
      <style:text-properties fo:color="#000000" style:font-name="Arial" fo:font-size="10pt" fo:language="ca" fo:country="ES" officeooo:rsid="001c1081" officeooo:paragraph-rsid="0058dfa6" style:font-size-asian="10pt" style:font-name-complex="Arial" style:font-size-complex="10pt"/>
    </style:style>
    <style:style style:name="P42" style:family="paragraph" style:parent-style-name="Standard">
      <style:paragraph-properties fo:text-align="justify" style:justify-single-word="false"/>
      <style:text-properties fo:color="#000000" style:font-name="Arial" fo:font-size="10pt" fo:language="ca" fo:country="ES" officeooo:rsid="00184357" officeooo:paragraph-rsid="00589d9e" style:font-size-asian="10pt" style:font-name-complex="Arial" style:font-size-complex="10pt"/>
    </style:style>
    <style:style style:name="P43" style:family="paragraph" style:parent-style-name="Standard">
      <style:paragraph-properties fo:text-align="justify" style:justify-single-word="false"/>
      <style:text-properties fo:color="#000000" style:font-name="Arial" fo:font-size="10pt" fo:language="ca" fo:country="ES" officeooo:rsid="0032b85f" officeooo:paragraph-rsid="0058dfa6" style:font-size-asian="10pt" style:font-name-complex="Arial" style:font-size-complex="10pt"/>
    </style:style>
    <style:style style:name="P44" style:family="paragraph" style:parent-style-name="Standard">
      <style:paragraph-properties fo:text-align="justify" style:justify-single-word="false"/>
      <style:text-properties fo:color="#000000" style:font-name="Arial" fo:font-size="10pt" fo:language="ca" fo:country="ES" officeooo:rsid="005f4b9c" officeooo:paragraph-rsid="0058b545" style:font-size-asian="10pt" style:font-name-complex="Arial" style:font-size-complex="10pt"/>
    </style:style>
    <style:style style:name="P45" style:family="paragraph" style:parent-style-name="Standard">
      <style:paragraph-properties fo:text-align="justify" style:justify-single-word="false"/>
      <style:text-properties fo:color="#000000" style:font-name="Arial" fo:font-size="10pt" fo:language="ca" fo:country="ES" officeooo:rsid="0034a0db" officeooo:paragraph-rsid="0058dfa6" style:font-size-asian="10pt" style:font-name-complex="Arial" style:font-size-complex="10pt"/>
    </style:style>
    <style:style style:name="P46" style:family="paragraph" style:parent-style-name="Standard">
      <style:paragraph-properties fo:text-align="justify" style:justify-single-word="false"/>
      <style:text-properties fo:color="#000000" style:font-name="Arial" fo:font-size="10pt" fo:language="ca" fo:country="ES" officeooo:rsid="009f6933" officeooo:paragraph-rsid="0058dfa6" style:font-size-asian="10pt" style:font-name-complex="Arial" style:font-size-complex="10pt"/>
    </style:style>
    <style:style style:name="P47" style:family="paragraph" style:parent-style-name="Standard">
      <style:paragraph-properties fo:text-align="justify" style:justify-single-word="false"/>
      <style:text-properties fo:color="#000000" style:font-name="Arial" fo:font-size="10pt" fo:language="ca" fo:country="ES" officeooo:rsid="00a1db45" officeooo:paragraph-rsid="0058dfa6" style:font-size-asian="10pt" style:font-name-complex="Arial" style:font-size-complex="10pt"/>
    </style:style>
    <style:style style:name="P48" style:family="paragraph" style:parent-style-name="Standard">
      <style:text-properties fo:color="#000000" style:font-name="Arial" fo:font-size="10pt" fo:language="ca" fo:country="ES" style:font-name-asian="Times New Roman" style:font-size-asian="10pt" style:font-name-complex="Arial" style:font-size-complex="10pt"/>
    </style:style>
    <style:style style:name="P49" style:family="paragraph" style:parent-style-name="Standard">
      <style:paragraph-properties fo:text-align="justify" style:justify-single-word="false"/>
      <style:text-properties fo:color="#000000" style:font-name="Arial" fo:font-size="10pt" fo:language="ca" fo:country="ES" officeooo:rsid="001a501b" officeooo:paragraph-rsid="001a501b" style:font-name-asian="Times New Roman" style:font-size-asian="10pt" style:font-name-complex="Arial" style:font-size-complex="10pt"/>
    </style:style>
    <style:style style:name="P50" style:family="paragraph" style:parent-style-name="Standard">
      <style:paragraph-properties fo:text-align="justify" style:justify-single-word="false"/>
      <style:text-properties fo:color="#000000" style:font-name="Arial" fo:font-size="10pt" fo:language="ca" fo:country="ES" officeooo:rsid="001a501b" officeooo:paragraph-rsid="00364ca0" style:font-name-asian="Times New Roman" style:font-size-asian="10pt" style:font-name-complex="Arial" style:font-size-complex="10pt"/>
    </style:style>
    <style:style style:name="P51" style:family="paragraph" style:parent-style-name="Standard">
      <style:paragraph-properties fo:text-align="justify" style:justify-single-word="false"/>
      <style:text-properties fo:color="#000000" style:font-name="Arial" fo:font-size="10pt" fo:language="ca" fo:country="ES" officeooo:rsid="001a501b" officeooo:paragraph-rsid="0058dfa6" style:font-name-asian="Times New Roman" style:font-size-asian="10pt" style:font-name-complex="Arial" style:font-size-complex="10pt"/>
    </style:style>
    <style:style style:name="P52" style:family="paragraph" style:parent-style-name="Standard">
      <style:paragraph-properties fo:text-align="justify" style:justify-single-word="false"/>
      <style:text-properties fo:color="#000000" style:font-name="Arial" fo:font-size="10pt" fo:language="ca" fo:country="ES" officeooo:rsid="0017b01e" officeooo:paragraph-rsid="0018b4d5" style:font-name-asian="Times New Roman" style:font-size-asian="10pt" style:font-name-complex="Arial" style:font-size-complex="10pt"/>
    </style:style>
    <style:style style:name="P53" style:family="paragraph" style:parent-style-name="Standard">
      <style:paragraph-properties fo:text-align="justify" style:justify-single-word="false"/>
      <style:text-properties fo:color="#000000" style:font-name="Arial" fo:font-size="10pt" fo:language="ca" fo:country="ES" officeooo:rsid="001c1081" officeooo:paragraph-rsid="001c1081" style:font-name-asian="Times New Roman" style:font-size-asian="10pt" style:font-name-complex="Arial" style:font-size-complex="10pt"/>
    </style:style>
    <style:style style:name="P54" style:family="paragraph" style:parent-style-name="Standard">
      <style:paragraph-properties fo:text-align="justify" style:justify-single-word="false"/>
      <style:text-properties fo:color="#000000" style:font-name="Arial" fo:font-size="10pt" fo:language="ca" fo:country="ES" officeooo:rsid="00373a55" officeooo:paragraph-rsid="00373a55" style:font-name-asian="Times New Roman" style:font-size-asian="10pt" style:font-name-complex="Arial" style:font-size-complex="10pt"/>
    </style:style>
    <style:style style:name="P55" style:family="paragraph" style:parent-style-name="Standard">
      <style:paragraph-properties fo:text-align="justify" style:justify-single-word="false"/>
      <style:text-properties fo:color="#000000" style:font-name="Arial" fo:font-size="10pt" fo:language="ca" fo:country="ES" officeooo:rsid="00395b1d" officeooo:paragraph-rsid="00395b1d" style:font-name-asian="Times New Roman" style:font-size-asian="10pt" style:font-name-complex="Arial" style:font-size-complex="10pt"/>
    </style:style>
    <style:style style:name="P56" style:family="paragraph" style:parent-style-name="Standard">
      <style:paragraph-properties fo:text-align="justify" style:justify-single-word="false"/>
      <style:text-properties fo:color="#000000" style:font-name="Arial" fo:font-size="10pt" fo:language="ca" fo:country="ES" officeooo:rsid="00364ca0" officeooo:paragraph-rsid="00364ca0" style:font-name-asian="Times New Roman" style:font-size-asian="10pt" style:font-name-complex="Arial" style:font-size-complex="10pt"/>
    </style:style>
    <style:style style:name="P57"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7b01e" fo:background-color="#eeeeee" style:font-name-asian="Times New Roman" style:font-size-asian="10pt" style:font-weight-asian="bold" style:font-name-complex="Arial" style:font-size-complex="10pt" style:font-weight-complex="bold"/>
    </style:style>
    <style:style style:name="P58"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9e6c8" fo:background-color="#eeeeee" style:font-name-asian="Times New Roman" style:font-size-asian="10pt" style:font-weight-asian="bold" style:font-name-complex="Arial" style:font-size-complex="10pt" style:font-weight-complex="bold"/>
    </style:style>
    <style:style style:name="P59"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8b4d5" fo:background-color="#eeeeee" style:font-name-asian="Times New Roman" style:font-size-asian="10pt" style:font-weight-asian="bold" style:font-name-complex="Arial" style:font-size-complex="10pt" style:font-weight-complex="bold"/>
    </style:style>
    <style:style style:name="P60" style:family="paragraph" style:parent-style-name="Standard">
      <style:paragraph-properties fo:text-align="justify" style:justify-single-word="false"/>
      <style:text-properties fo:color="#000000" style:font-name="Arial" fo:font-size="10pt" fo:language="ca" fo:country="ES" fo:font-weight="bold" officeooo:rsid="001a501b" officeooo:paragraph-rsid="00376fc9" fo:background-color="#eeeeee" style:font-name-asian="Times New Roman" style:font-size-asian="10pt" style:font-weight-asian="bold" style:font-name-complex="Arial" style:font-size-complex="10pt" style:font-weight-complex="bold"/>
    </style:style>
    <style:style style:name="P61" style:family="paragraph" style:parent-style-name="Standard">
      <style:paragraph-properties fo:text-align="justify" style:justify-single-word="false"/>
      <style:text-properties fo:color="#000000" style:font-name="Arial" fo:font-size="10pt" fo:language="ca" fo:country="ES" fo:font-weight="bold" officeooo:rsid="001a501b" officeooo:paragraph-rsid="0058dfa6" fo:background-color="#eeeeee" style:font-name-asian="Times New Roman" style:font-size-asian="10pt" style:font-weight-asian="bold" style:font-name-complex="Arial" style:font-size-complex="10pt" style:font-weight-complex="bold"/>
    </style:style>
    <style:style style:name="P62"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fo:background-color="#eeeeee" style:font-size-asian="10pt" style:font-weight-asian="bold" style:font-name-complex="Arial" style:font-size-complex="10pt" style:font-weight-complex="bold"/>
    </style:style>
    <style:style style:name="P63"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style:font-size-asian="10pt" style:font-weight-asian="bold" style:font-name-complex="Arial" style:font-size-complex="10pt" style:font-weight-complex="bold"/>
    </style:style>
    <style:style style:name="P64" style:family="paragraph" style:parent-style-name="Standard">
      <style:paragraph-properties fo:text-align="justify" style:justify-single-word="false"/>
      <style:text-properties fo:color="#000000" style:font-name="Arial" fo:font-size="10pt" fo:language="ca" fo:country="ES" fo:font-weight="bold" officeooo:rsid="0017b01e" officeooo:paragraph-rsid="0058b545" style:font-size-asian="10pt" style:font-weight-asian="bold" style:font-name-complex="Arial" style:font-size-complex="10pt" style:font-weight-complex="bold"/>
    </style:style>
    <style:style style:name="P65" style:family="paragraph" style:parent-style-name="Standard">
      <style:paragraph-properties fo:text-align="justify" style:justify-single-word="false"/>
      <style:text-properties fo:color="#000000" style:font-name="Arial" fo:font-size="10pt" fo:language="ca" fo:country="ES" officeooo:rsid="008c2f8a" officeooo:paragraph-rsid="0058dfa6" fo:background-color="transparent" style:font-size-asian="10pt" style:font-name-complex="Arial" style:font-size-complex="10pt"/>
    </style:style>
    <style:style style:name="P66" style:family="paragraph" style:parent-style-name="Standard">
      <style:paragraph-properties fo:text-align="justify" style:justify-single-word="false"/>
      <style:text-properties fo:color="#000000" style:font-name="Arial" fo:font-size="10pt" fo:language="ca" fo:country="ES" officeooo:rsid="0079c54e" officeooo:paragraph-rsid="0058dfa6" fo:background-color="transparent" style:font-size-asian="10pt" style:font-name-complex="Arial" style:font-size-complex="10pt"/>
    </style:style>
    <style:style style:name="P67" style:family="paragraph" style:parent-style-name="Standard">
      <style:paragraph-properties fo:text-align="justify" style:justify-single-word="false"/>
      <style:text-properties fo:color="#000000" style:font-name="Arial" fo:font-size="11pt" fo:language="ca" fo:country="ES" officeooo:paragraph-rsid="0017b01e" style:font-size-asian="11pt" style:font-name-complex="Arial" style:font-size-complex="11pt"/>
    </style:style>
    <style:style style:name="P68" style:family="paragraph" style:parent-style-name="Standard">
      <style:paragraph-properties fo:text-align="justify" style:justify-single-word="false"/>
      <style:text-properties fo:color="#000000" style:font-name="Arial" fo:font-size="11pt" fo:language="ca" fo:country="ES" officeooo:paragraph-rsid="00589d9e" style:font-size-asian="11pt" style:font-name-complex="Arial" style:font-size-complex="11pt"/>
    </style:style>
    <style:style style:name="P69" style:family="paragraph" style:parent-style-name="Standard">
      <style:paragraph-properties fo:text-align="justify" style:justify-single-word="false"/>
      <style:text-properties fo:color="#000000" style:font-name="Arial" fo:font-size="11pt" fo:language="ca" fo:country="ES" officeooo:rsid="0018b4d5" officeooo:paragraph-rsid="0018b4d5" style:font-size-asian="11pt" style:font-name-complex="Arial" style:font-size-complex="11pt"/>
    </style:style>
    <style:style style:name="P70" style:family="paragraph" style:parent-style-name="Standard">
      <style:paragraph-properties fo:text-align="justify" style:justify-single-word="false"/>
      <style:text-properties fo:color="#000000" style:font-name="Arial" fo:font-size="11pt" fo:language="ca" fo:country="ES" officeooo:rsid="001c1081" officeooo:paragraph-rsid="001c1081" style:font-size-asian="11pt" style:font-name-complex="Arial" style:font-size-complex="11pt"/>
    </style:style>
    <style:style style:name="P71" style:family="paragraph" style:parent-style-name="Standard">
      <style:paragraph-properties fo:text-align="justify" style:justify-single-word="false"/>
      <style:text-properties fo:color="#000000" style:font-name="Arial" fo:font-size="11pt" fo:language="ca" fo:country="ES" officeooo:rsid="001a501b" officeooo:paragraph-rsid="00376fc9" style:font-size-asian="11pt" style:font-name-complex="Arial" style:font-size-complex="11pt"/>
    </style:style>
    <style:style style:name="P72" style:family="paragraph" style:parent-style-name="Standard">
      <style:paragraph-properties fo:text-align="justify" style:justify-single-word="false"/>
      <style:text-properties fo:color="#000000" style:font-name="Arial" fo:font-size="11pt" fo:language="ca" fo:country="ES" officeooo:rsid="0033b36b" officeooo:paragraph-rsid="0033b36b" style:font-size-asian="11pt" style:font-name-complex="Arial" style:font-size-complex="11pt"/>
    </style:style>
    <style:style style:name="P73" style:family="paragraph" style:parent-style-name="Standard">
      <style:paragraph-properties fo:text-align="justify" style:justify-single-word="false"/>
      <style:text-properties fo:color="#000000" style:font-name="Courier New" fo:font-size="9pt" fo:language="ca" fo:country="ES" fo:font-weight="normal" officeooo:rsid="0059078b" officeooo:paragraph-rsid="00589d9e" style:font-size-asian="9pt" style:font-weight-asian="normal" style:font-name-complex="Arial" style:font-size-complex="9pt" style:font-weight-complex="normal"/>
    </style:style>
    <style:style style:name="P74"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size-asian="9pt" style:font-weight-asian="normal" style:font-name-complex="Arial" style:font-size-complex="9pt" style:font-weight-complex="normal"/>
    </style:style>
    <style:style style:name="P75" style:family="paragraph" style:parent-style-name="Standard">
      <style:paragraph-properties fo:text-align="justify" style:justify-single-word="false"/>
      <style:text-properties fo:color="#000000" style:font-name="Courier New" fo:font-size="9pt" fo:language="ca" fo:country="ES" fo:font-weight="normal" officeooo:rsid="00869ca3" officeooo:paragraph-rsid="0058b545" fo:background-color="transparent" style:font-size-asian="9pt" style:font-weight-asian="normal" style:font-name-complex="Arial" style:font-size-complex="9pt" style:font-weight-complex="normal"/>
    </style:style>
    <style:style style:name="P76"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name-asian="Times New Roman" style:font-size-asian="9pt" style:font-weight-asian="normal" style:font-name-complex="Arial" style:font-size-complex="9pt" style:font-weight-complex="normal"/>
    </style:style>
    <style:style style:name="P77"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dfa6" fo:background-color="transparent" style:font-name-asian="Times New Roman" style:font-size-asian="9pt" style:font-weight-asian="normal" style:font-name-complex="Arial" style:font-size-complex="9pt" style:font-weight-complex="normal"/>
    </style:style>
    <style:style style:name="P78" style:family="paragraph" style:parent-style-name="Standard">
      <style:paragraph-properties fo:text-align="justify" style:justify-single-word="false">
        <style:tab-stops>
          <style:tab-stop style:position="1cm"/>
        </style:tab-stops>
      </style:paragraph-properties>
    </style:style>
    <style:style style:name="P79" style:family="paragraph" style:parent-style-name="Standard">
      <style:paragraph-properties fo:text-align="justify" style:justify-single-word="false"/>
      <style:text-properties officeooo:paragraph-rsid="0058b545"/>
    </style:style>
    <style:style style:name="P80" style:family="paragraph" style:parent-style-name="Standard">
      <style:text-properties style:font-name="Arial" fo:font-size="12pt" fo:language="ca" fo:country="ES" fo:font-weight="bold" style:font-size-asian="12pt" style:font-weight-asian="bold" style:font-size-complex="12pt" style:font-weight-complex="bold"/>
    </style:style>
    <style:style style:name="P81" style:family="paragraph" style:parent-style-name="Standard">
      <style:paragraph-properties fo:text-align="justify" style:justify-single-word="false">
        <style:tab-stops>
          <style:tab-stop style:position="1cm"/>
        </style:tab-stops>
      </style:paragraph-properties>
      <style:text-properties style:font-name="Arial" fo:font-size="11pt" fo:language="ca" fo:country="ES" style:font-size-asian="11pt" style:font-name-complex="Arial" style:font-size-complex="11pt"/>
    </style:style>
    <style:style style:name="P82" style:family="paragraph" style:parent-style-name="Standard">
      <style:paragraph-properties fo:text-align="justify" style:justify-single-word="false"/>
      <style:text-properties style:font-name="Arial" fo:font-size="11pt" fo:language="ca" fo:country="ES" officeooo:paragraph-rsid="001a501b" style:font-size-asian="11pt" style:font-name-complex="Arial" style:font-size-complex="11pt"/>
    </style:style>
    <style:style style:name="P83" style:family="paragraph" style:parent-style-name="Standard">
      <style:text-properties fo:language="ca" fo:country="ES"/>
    </style:style>
    <style:style style:name="P84"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85"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86"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8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88"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89"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90"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91"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92"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93" style:family="paragraph" style:parent-style-name="Normal_20__28_Web_29_">
      <style:paragraph-properties fo:margin-top="0cm" fo:margin-bottom="0.212cm" loext:contextual-spacing="false" fo:text-align="justify" style:justify-single-word="false"/>
    </style:style>
    <style:style style:name="P94"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95" style:family="paragraph" style:parent-style-name="Standard">
      <style:paragraph-properties fo:text-align="justify" style:justify-single-word="false" fo:background-color="#e6e6e6">
        <style:background-image/>
      </style:paragraph-properties>
      <style:text-properties fo:color="#000000" style:font-name="Arial" fo:font-size="11pt" fo:language="ca" fo:country="ES" fo:font-weight="bold" officeooo:rsid="0015cf5b" officeooo:paragraph-rsid="0015cf5b" style:font-size-asian="11pt" style:font-weight-asian="bold" style:font-name-complex="Arial" style:font-size-complex="11pt" style:font-weight-complex="bold"/>
    </style:style>
    <style:style style:name="P96" style:family="paragraph" style:parent-style-name="Normal_20__28_Web_29_">
      <style:paragraph-properties fo:text-align="justify" style:justify-single-word="false"/>
      <style:text-properties fo:font-size="10pt" fo:language="ca" fo:country="ES" style:font-size-asian="10pt"/>
    </style:style>
    <style:style style:name="P97" style:family="paragraph" style:parent-style-name="Standard" style:list-style-name="L1">
      <style:paragraph-properties style:line-height-at-least="0.564cm"/>
      <style:text-properties style:font-name="Arial" fo:language="ca" fo:country="ES"/>
    </style:style>
    <style:style style:name="P98" style:family="paragraph" style:parent-style-name="Standard" style:list-style-name="L2">
      <style:paragraph-properties fo:text-align="justify" style:justify-single-word="false"/>
      <style:text-properties officeooo:paragraph-rsid="0058b545"/>
    </style:style>
    <style:style style:name="P99" style:family="paragraph" style:parent-style-name="Standard" style:list-style-name="L2">
      <style:paragraph-properties fo:text-align="justify" style:justify-single-word="false"/>
      <style:text-properties fo:color="#000000" style:font-name="Arial" fo:font-size="10pt" fo:language="ca" fo:country="ES" officeooo:rsid="00610ab0" officeooo:paragraph-rsid="0058b545" fo:background-color="transparent" style:font-size-asian="10pt" style:font-name-complex="Arial" style:font-size-complex="10pt"/>
    </style:style>
    <style:style style:name="P100" style:family="paragraph" style:parent-style-name="Standard" style:list-style-name="L3">
      <style:paragraph-properties fo:text-align="justify" style:justify-single-word="false"/>
      <style:text-properties fo:color="#000000" style:font-name="Arial" fo:font-size="10pt" fo:language="ca" fo:country="ES" officeooo:rsid="007a349a" officeooo:paragraph-rsid="0058dfa6" fo:background-color="transparent" style:font-size-asian="10pt" style:font-name-complex="Arial" style:font-size-complex="10pt"/>
    </style:style>
    <style:style style:name="P101" style:family="paragraph" style:parent-style-name="Standard" style:list-style-name="L3">
      <style:paragraph-properties fo:text-align="justify" style:justify-single-word="false"/>
      <style:text-properties fo:color="#000000" style:font-name="Arial" fo:font-size="10pt" fo:language="ca" fo:country="ES" officeooo:rsid="007be09d" officeooo:paragraph-rsid="0058dfa6" fo:background-color="transparent" style:font-size-asian="10pt" style:font-name-complex="Arial" style:font-size-complex="10pt"/>
    </style:style>
    <style:style style:name="P102" style:family="paragraph" style:parent-style-name="Standard" style:list-style-name="L3">
      <style:paragraph-properties fo:text-align="justify" style:justify-single-word="false"/>
      <style:text-properties fo:color="#000000" style:font-name="Arial" fo:font-size="10pt" fo:language="ca" fo:country="ES" officeooo:rsid="00814c19" officeooo:paragraph-rsid="0058dfa6" fo:background-color="transparent" style:font-size-asian="10pt" style:font-name-complex="Arial" style:font-size-complex="10pt"/>
    </style:style>
    <style:style style:name="P103" style:family="paragraph" style:parent-style-name="Standard" style:list-style-name="L2">
      <style:paragraph-properties fo:text-align="justify" style:justify-single-word="false"/>
      <style:text-properties fo:color="#000000" style:font-name="Arial" fo:font-size="10pt" fo:language="ca" fo:country="ES" officeooo:rsid="0026ab62" officeooo:paragraph-rsid="0058b545" style:font-size-asian="10pt" style:font-name-complex="Arial" style:font-size-complex="10pt"/>
    </style:style>
    <style:style style:name="P104" style:family="paragraph" style:parent-style-name="Standard" style:list-style-name="L2">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105" style:family="paragraph" style:parent-style-name="Standard" style:list-style-name="L2">
      <style:paragraph-properties fo:text-align="justify" style:justify-single-word="false"/>
      <style:text-properties fo:color="#000000" style:font-name="Arial" fo:font-size="10pt" fo:language="ca" fo:country="ES" officeooo:rsid="0027e25f" officeooo:paragraph-rsid="0058b545" style:font-size-asian="10pt" style:font-name-complex="Arial" style:font-size-complex="10pt"/>
    </style:style>
    <style:style style:name="P106" style:family="paragraph" style:parent-style-name="Standard" style:list-style-name="L2">
      <style:paragraph-properties fo:text-align="justify" style:justify-single-word="false"/>
      <style:text-properties fo:color="#000000" style:font-name="Arial" fo:font-size="10pt" fo:language="ca" fo:country="ES" officeooo:rsid="00281185" officeooo:paragraph-rsid="0058b545" style:font-size-asian="10pt" style:font-name-complex="Arial" style:font-size-complex="10pt"/>
    </style:style>
    <style:style style:name="P107" style:family="paragraph" style:parent-style-name="Standard" style:list-style-name="L2">
      <style:paragraph-properties fo:text-align="justify" style:justify-single-word="false"/>
      <style:text-properties fo:color="#000000" style:font-name="Arial" fo:font-size="10pt" fo:language="ca" fo:country="ES" officeooo:rsid="00373a55" officeooo:paragraph-rsid="00281185" style:font-size-asian="10pt" style:font-name-complex="Arial" style:font-size-complex="10pt"/>
    </style:style>
    <style:style style:name="P108" style:family="paragraph" style:parent-style-name="Standard" style:list-style-name="L4">
      <style:paragraph-properties fo:text-align="justify" style:justify-single-word="false"/>
      <style:text-properties fo:color="#000000" style:font-name="Arial" fo:font-size="10pt" fo:language="ca" fo:country="ES" officeooo:rsid="009c51fd" officeooo:paragraph-rsid="0058dfa6" style:font-size-asian="10pt" style:font-name-complex="Arial" style:font-size-complex="10pt"/>
    </style:style>
    <style:style style:name="P109" style:family="paragraph" style:parent-style-name="Standard" style:list-style-name="L4">
      <style:paragraph-properties fo:text-align="justify" style:justify-single-word="false"/>
      <style:text-properties fo:color="#000000" style:font-name="Arial" fo:font-size="10pt" fo:language="ca" fo:country="ES" officeooo:rsid="009e2421" officeooo:paragraph-rsid="0058dfa6" style:font-size-asian="10pt" style:font-name-complex="Arial" style:font-size-complex="10pt"/>
    </style:style>
    <style:style style:name="P110" style:family="paragraph" style:parent-style-name="Standard" style:list-style-name="L4">
      <style:paragraph-properties fo:text-align="justify" style:justify-single-word="false"/>
      <style:text-properties fo:color="#000000" style:font-name="Arial" fo:font-size="10pt" fo:language="ca" fo:country="ES" officeooo:rsid="0046223b" officeooo:paragraph-rsid="0058dfa6" style:font-size-asian="10pt" style:font-name-complex="Arial" style:font-size-complex="10pt"/>
    </style:style>
    <style:style style:name="P111" style:family="paragraph" style:parent-style-name="Standard" style:list-style-name="L4">
      <style:paragraph-properties fo:text-align="justify" style:justify-single-word="false"/>
      <style:text-properties fo:color="#000000" style:font-name="Arial" fo:font-size="10pt" fo:language="ca" fo:country="ES" officeooo:rsid="001e1620" officeooo:paragraph-rsid="0058dfa6" style:font-size-asian="10pt" style:font-name-complex="Arial" style:font-size-complex="10pt"/>
    </style:style>
    <style:style style:name="P112" style:family="paragraph" style:parent-style-name="Standard" style:list-style-name="L5">
      <style:paragraph-properties fo:text-align="justify" style:justify-single-word="false"/>
      <style:text-properties fo:color="#000000" style:font-name="Arial" fo:font-size="10pt" fo:language="ca" fo:country="ES" officeooo:rsid="001ed18d" officeooo:paragraph-rsid="00376fc9" style:font-size-asian="10pt" style:font-name-complex="Arial" style:font-size-complex="10pt"/>
    </style:style>
    <style:style style:name="P113" style:family="paragraph" style:parent-style-name="Standard">
      <style:paragraph-properties fo:text-align="justify" style:justify-single-word="false"/>
      <style:text-properties fo:color="#000000" style:font-name="Arial" fo:font-size="10pt" fo:language="ca" fo:country="ES" officeooo:rsid="00373a55" officeooo:paragraph-rsid="00373a55" style:font-name-asian="Times New Roman" style:font-size-asian="10pt" style:font-name-complex="Arial" style:font-size-complex="10pt"/>
    </style:style>
    <style:style style:name="P114"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115" style:family="paragraph" style:parent-style-name="Título_20_1">
      <style:text-properties style:font-size-complex="12pt"/>
    </style:style>
    <style:style style:name="P116" style:family="paragraph" style:parent-style-name="Título_20_1">
      <style:paragraph-properties fo:text-align="center" style:justify-single-word="false" fo:background-color="#c0c0c0">
        <style:background-image/>
      </style:paragraph-properties>
      <style:text-properties officeooo:paragraph-rsid="00589d9e"/>
    </style:style>
    <style:style style:name="P117"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118"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119" style:family="paragraph" style:parent-style-name="Normal_20__28_Web_29_" style:list-style-name="WW8Num27">
      <style:paragraph-properties fo:margin-top="0cm" fo:margin-bottom="0.212cm" loext:contextual-spacing="false" fo:text-align="justify" style:justify-single-word="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style:font-name="Arial" fo:font-size="11pt" style:font-size-asian="11pt" style:font-name-complex="Arial" style:font-size-complex="11pt"/>
    </style:style>
    <style:style style:name="T8" style:family="text">
      <style:text-properties officeooo:rsid="0013fbdc"/>
    </style:style>
    <style:style style:name="T9" style:family="text">
      <style:text-properties fo:font-style="italic" officeooo:rsid="0019e6c8" style:font-style-asian="italic" style:font-style-complex="italic"/>
    </style:style>
    <style:style style:name="T10" style:family="text">
      <style:text-properties fo:font-style="italic" officeooo:rsid="0064a48e"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2c7673" style:font-weight-asian="bold" style:font-weight-complex="bold"/>
    </style:style>
    <style:style style:name="T13" style:family="text">
      <style:text-properties officeooo:rsid="0023935a"/>
    </style:style>
    <style:style style:name="T14" style:family="text">
      <style:text-properties officeooo:rsid="0026ab62"/>
    </style:style>
    <style:style style:name="T15" style:family="text">
      <style:text-properties fo:color="#000000" style:font-name="Arial" fo:font-size="10pt" fo:language="ca" fo:country="ES" officeooo:rsid="004085ad" style:font-size-asian="10pt" style:font-name-complex="Arial" style:font-size-complex="10pt"/>
    </style:style>
    <style:style style:name="T16" style:family="text">
      <style:text-properties fo:color="#000000" style:font-name="Arial" fo:font-size="10pt" fo:language="ca" fo:country="ES" officeooo:rsid="0042028c" style:font-size-asian="10pt" style:font-name-complex="Arial" style:font-size-complex="10pt"/>
    </style:style>
    <style:style style:name="T17" style:family="text">
      <style:text-properties fo:color="#000000" style:font-name="Arial" fo:font-size="10pt" fo:language="ca" fo:country="ES" officeooo:rsid="0026ab62" style:font-size-asian="10pt" style:font-name-complex="Arial" style:font-size-complex="10pt"/>
    </style:style>
    <style:style style:name="T18" style:family="text">
      <style:text-properties fo:color="#000000" style:font-name="Arial" fo:font-size="10pt" fo:language="ca" fo:country="ES" officeooo:rsid="00610ab0" style:font-size-asian="10pt" style:font-name-complex="Arial" style:font-size-complex="10pt"/>
    </style:style>
    <style:style style:name="T19" style:family="text">
      <style:text-properties fo:color="#000000" style:font-name="Arial" fo:font-size="10pt" fo:language="ca" fo:country="ES" officeooo:rsid="0029e788" style:font-size-asian="10pt" style:font-name-complex="Arial" style:font-size-complex="10pt"/>
    </style:style>
    <style:style style:name="T20" style:family="text">
      <style:text-properties officeooo:rsid="0042028c"/>
    </style:style>
    <style:style style:name="T21" style:family="text">
      <style:text-properties officeooo:rsid="002c7673"/>
    </style:style>
    <style:style style:name="T22" style:family="text">
      <style:text-properties fo:font-size="16pt" style:font-size-asian="16pt" style:font-size-complex="16pt"/>
    </style:style>
    <style:style style:name="T23" style:family="text">
      <style:text-properties fo:font-size="16pt" officeooo:rsid="0047d216" style:font-size-asian="16pt" style:font-size-complex="16pt"/>
    </style:style>
    <style:style style:name="T24" style:family="text">
      <style:text-properties fo:font-size="10pt" fo:language="ca" fo:country="ES" style:font-size-asian="10pt" style:font-name-complex="Arial"/>
    </style:style>
    <style:style style:name="T25" style:family="text">
      <style:text-properties fo:font-size="10pt" fo:language="ca" fo:country="ES" fo:font-weight="bold" style:font-size-asian="10pt" style:font-weight-asian="bold" style:font-name-complex="Arial" style:font-weight-complex="bold"/>
    </style:style>
    <style:style style:name="T26" style:family="text">
      <style:text-properties fo:font-size="10pt" fo:language="ca" fo:country="ES" fo:font-style="italic" style:font-size-asian="10pt" style:font-style-asian="italic" style:font-name-complex="Arial" style:font-style-complex="italic"/>
    </style:style>
    <style:style style:name="T27" style:family="text">
      <style:text-properties fo:font-size="10pt" fo:language="ca" fo:country="ES" fo:background-color="#ffffff" loext:char-shading-value="0" style:font-size-asian="10pt" style:font-name-complex="Arial"/>
    </style:style>
    <style:style style:name="T28" style:family="text">
      <style:text-properties fo:font-size="10pt" officeooo:rsid="0013fbdc" style:font-name-asian="Times New Roman" style:font-size-asian="10pt" style:font-size-complex="10pt"/>
    </style:style>
    <style:style style:name="T29" style:family="text">
      <style:text-properties fo:font-size="10pt" officeooo:rsid="00149bfe" style:font-name-asian="Times New Roman" style:font-size-asian="10pt" style:font-size-complex="10pt"/>
    </style:style>
    <style:style style:name="T30" style:family="text">
      <style:text-properties fo:font-size="10pt" officeooo:rsid="0015cf5b" style:font-name-asian="Times New Roman" style:font-size-asian="10pt" style:font-size-complex="10pt"/>
    </style:style>
    <style:style style:name="T31" style:family="text">
      <style:text-properties fo:font-size="10pt" officeooo:rsid="00219516" style:font-name-asian="Times New Roman" style:font-size-asian="10pt" style:font-size-complex="10pt"/>
    </style:style>
    <style:style style:name="T32" style:family="text">
      <style:text-properties fo:font-size="10pt" officeooo:rsid="004de06d" style:font-name-asian="Times New Roman" style:font-size-asian="10pt" style:font-size-complex="10pt"/>
    </style:style>
    <style:style style:name="T33" style:family="text">
      <style:text-properties fo:font-size="10pt" officeooo:rsid="004fcce9" style:font-name-asian="Times New Roman" style:font-size-asian="10pt" style:font-size-complex="10pt"/>
    </style:style>
    <style:style style:name="T34" style:family="text">
      <style:text-properties officeooo:rsid="0019e6c8"/>
    </style:style>
    <style:style style:name="T35" style:family="text">
      <style:text-properties officeooo:rsid="001ef0e4"/>
    </style:style>
    <style:style style:name="T36" style:family="text">
      <style:text-properties officeooo:rsid="00219516"/>
    </style:style>
    <style:style style:name="T37" style:family="text">
      <style:text-properties officeooo:rsid="0027e25f"/>
    </style:style>
    <style:style style:name="T38" style:family="text">
      <style:text-properties officeooo:rsid="0034a0db"/>
    </style:style>
    <style:style style:name="T39" style:family="text">
      <style:text-properties officeooo:rsid="00364ca0"/>
    </style:style>
    <style:style style:name="T40" style:family="text">
      <style:text-properties officeooo:rsid="0039e5ab"/>
    </style:style>
    <style:style style:name="T41" style:family="text">
      <style:text-properties officeooo:rsid="003e9657"/>
    </style:style>
    <style:style style:name="T42" style:family="text">
      <style:text-properties officeooo:rsid="004085ad"/>
    </style:style>
    <style:style style:name="T43" style:family="text">
      <style:text-properties officeooo:rsid="0046223b"/>
    </style:style>
    <style:style style:name="T44" style:family="text">
      <style:text-properties officeooo:rsid="00479e31"/>
    </style:style>
    <style:style style:name="T45" style:family="text">
      <style:text-properties officeooo:rsid="0059078b"/>
    </style:style>
    <style:style style:name="T46" style:family="text">
      <style:text-properties officeooo:rsid="005b921f"/>
    </style:style>
    <style:style style:name="T47" style:family="text">
      <style:text-properties officeooo:rsid="0083c962"/>
    </style:style>
    <style:style style:name="T48" style:family="text">
      <style:text-properties officeooo:rsid="008341ca"/>
    </style:style>
    <style:style style:name="T49" style:family="text">
      <style:text-properties officeooo:rsid="00662b22"/>
    </style:style>
    <style:style style:name="T50" style:family="text">
      <style:text-properties officeooo:rsid="005ded89"/>
    </style:style>
    <style:style style:name="T51" style:family="text">
      <style:text-properties officeooo:rsid="005f4b9c"/>
    </style:style>
    <style:style style:name="T52" style:family="text">
      <style:text-properties officeooo:rsid="0064a48e"/>
    </style:style>
    <style:style style:name="T53" style:family="text">
      <style:text-properties officeooo:rsid="0067a965"/>
    </style:style>
    <style:style style:name="T54" style:family="text">
      <style:text-properties officeooo:rsid="0086b294"/>
    </style:style>
    <style:style style:name="T55" style:family="text">
      <style:text-properties officeooo:rsid="008d187f"/>
    </style:style>
    <style:style style:name="T56" style:family="text">
      <style:text-properties officeooo:rsid="008abfbc" fo:background-color="transparent" loext:char-shading-value="0"/>
    </style:style>
    <style:style style:name="T57" style:family="text">
      <style:text-properties officeooo:rsid="006c95d2" fo:background-color="transparent" loext:char-shading-value="0"/>
    </style:style>
    <style:style style:name="T58" style:family="text">
      <style:text-properties officeooo:rsid="00732118" fo:background-color="transparent" loext:char-shading-value="0"/>
    </style:style>
    <style:style style:name="T59" style:family="text">
      <style:text-properties officeooo:rsid="0093b365" fo:background-color="transparent" loext:char-shading-value="0"/>
    </style:style>
    <style:style style:name="T60" style:family="text">
      <style:text-properties officeooo:rsid="0095a10e" fo:background-color="transparent" loext:char-shading-value="0"/>
    </style:style>
    <style:style style:name="T61" style:family="text">
      <style:text-properties officeooo:rsid="00962e5d" fo:background-color="transparent" loext:char-shading-value="0"/>
    </style:style>
    <style:style style:name="T62" style:family="text">
      <style:text-properties officeooo:rsid="00758e2a" fo:background-color="transparent" loext:char-shading-value="0"/>
    </style:style>
    <style:style style:name="T63" style:family="text">
      <style:text-properties officeooo:rsid="0091be48"/>
    </style:style>
    <style:style style:name="T64" style:family="text">
      <style:text-properties officeooo:rsid="008c2f8a"/>
    </style:style>
    <style:style style:name="T65" style:family="text">
      <style:text-properties officeooo:rsid="00814c19"/>
    </style:style>
    <style:style style:name="T66" style:family="text">
      <style:text-properties officeooo:rsid="0073c056"/>
    </style:style>
    <style:style style:name="T67" style:family="text">
      <style:text-properties officeooo:rsid="009c0427"/>
    </style:style>
    <style:style style:name="T68" style:family="text">
      <style:text-properties officeooo:rsid="00a15c92"/>
    </style:style>
    <style:style style:name="T69" style:family="text">
      <style:text-properties officeooo:rsid="00751132"/>
    </style:style>
    <style:style style:name="T70" style:family="text">
      <style:text-properties officeooo:rsid="009eabdf"/>
    </style:style>
    <style:style style:name="T71" style:family="text">
      <style:text-properties officeooo:rsid="0058f081"/>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CFGS Desenvolupament d'Aplicacions Multiplataforma</text:p>
      <text:p text:style-name="P86">CFGS Desenvolupament d'Aplicacions Web</text:p>
      <text:p text:style-name="P87">CFGS Administració de Sistemes Informàtics en Xarxa</text:p>
      <text:p text:style-name="P87"/>
      <text:h text:style-name="P116" text:outline-level="1"><text:span text:style-name="Fuente_20_de_20_párrafo_20_predeter."><text:span text:style-name="T22">Mòdul 3 – Programació bàsica. </text:span></text:span><text:span text:style-name="Fuente_20_de_20_párrafo_20_predeter."><text:span text:style-name="T23">Bloc 2</text:span></text:span></text:h>
      <text:h text:style-name="P117" text:outline-level="1">UF2 – Programació modular</text:h>
      <text:p text:style-name="P84">PROJECTE</text:p>
      <text:p text:style-name="P85"><text:span text:style-name="Fuente_20_de_20_párrafo_20_predeter."><text:span text:style-name="T5">(Curs 2015–16 / </text:span></text:span><text:span text:style-name="Fuente_20_de_20_párrafo_20_predeter."><text:span text:style-name="T6">2n</text:span></text:span><text:span text:style-name="Fuente_20_de_20_párrafo_20_predeter."><text:span text:style-name="T5"> semestre)</text:span></text:span></text:p>
      <text:p text:style-name="P88"/>
      <text:p text:style-name="P80"/>
      <text:p text:style-name="P83"/>
      <text:p text:style-name="P91">Presentació i resultats d'aprenentatge</text:p>
      <text:p text:style-name="P89"/>
      <text:p text:style-name="P89">Aquest projecte forma part de l'avaluació continuada <text:s/>i es correspon amb els continguts treballats a la segona unitat formativa del mòdul.</text:p>
      <text:p text:style-name="P89"/>
      <text:p text:style-name="P93"><text:span text:style-name="Fuente_20_de_20_párrafo_20_predeter."><text:span text:style-name="T24">Els </text:span></text:span><text:span text:style-name="Fuente_20_de_20_párrafo_20_predeter."><text:span text:style-name="T25">resultats d'aprenentatge </text:span></text:span><text:span text:style-name="Fuente_20_de_20_párrafo_20_predeter."><text:span text:style-name="T24"><text:s/>que es plantegen són:</text:span></text:span></text:p>
      <text:list xml:id="list1647523992749627109" text:style-name="L1">
        <text:list-item>
          <text:p text:style-name="P97">Analitza els conceptes relacionats amb la programació modular.</text:p>
        </text:list-item>
        <text:list-item>
          <text:p text:style-name="P97">Analitza els avantatges i la necessitat de la programació modular.</text:p>
        </text:list-item>
        <text:list-item>
          <text:p text:style-name="P97">Aplica el concepte d’anàlisi descendent en l’elaboració de programes.</text:p>
        </text:list-item>
        <text:list-item>
          <text:p text:style-name="P97">Modula correctament els programes realitzats.</text:p>
        </text:list-item>
        <text:list-item>
          <text:p text:style-name="P97">Realitza correctament les crides a funcions i la seva parametrització.</text:p>
        </text:list-item>
        <text:list-item>
          <text:p text:style-name="P97">Té en compte l’àmbit de les variables en les crides a les funcions.</text:p>
        </text:list-item>
        <text:list-item>
          <text:p text:style-name="P97">Prova, depura, comenta i documenta els programes.</text:p>
        </text:list-item>
        <text:list-item>
          <text:p text:style-name="P97">Utilitza llibreries en l’elaboració de programes.</text:p>
          <text:p text:style-name="P97"/>
        </text:list-item>
      </text:list>
      <text:p text:style-name="P96">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96">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96"/>
      <text:p text:style-name="P92">Criteris d’avaluació de<text:span text:style-name="T8">l projecte</text:span></text:p>
      <text:p text:style-name="P89"/>
      <text:p text:style-name="P89">La puntuació <text:span text:style-name="T36">del projecte s'indica a cadascun dels lliuraments parcials a realitzar i que teniu detallat al pla de treball</text:span>.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p>
      <text:p text:style-name="P90"/>
      <text:p text:style-name="P94">Els criteris que es tindran en compte per avaluar el treball de l’alumnat es troben detallats a les diferents activitats que s'aniran proposant per ajudar a l'alumne a realitzar el projecte. <text:span text:style-name="T37">A continuació s'explica el marc </text:span><text:soft-page-break/><text:span text:style-name="T37">general de l'aplicació, no obstant, les funcionalitats de l'aplicació a desenvolupar es detallaran a cadascuna de les activitats de l'aula.</text:span></text:p>
      <text:p text:style-name="P94"/>
      <text:p text:style-name="P94"/>
      <text:p text:style-name="P92">Formats de lliurament</text:p>
      <text:p text:style-name="P89"/>
      <text:p text:style-name="P94">En general cada activitat indicarà el format desitjat en el lliurament. Tanmateix, en cas que l'activitat no indiqués el lliurament seguireu les indicacions que figuren aquí:</text:p>
      <text:list xml:id="list2374610435920281750" text:style-name="WW8Num27">
        <text:list-item>
          <text:p text:style-name="P118">Per defecte, els escrits que calgui lliurar, s'escriuran usant el paquet Libreoffice o Open Office.</text:p>
        </text:list-item>
        <text:list-item>
          <text:p text:style-name="P119"><text:span text:style-name="Fuente_20_de_20_párrafo_20_predeter."><text:span text:style-name="T24">El codi es lliurarà en format de text i amb extensió </text:span></text:span><text:span text:style-name="Fuente_20_de_20_párrafo_20_predeter."><text:span text:style-name="T26">.java</text:span></text:span><text:span text:style-name="Fuente_20_de_20_párrafo_20_predeter."><text:span text:style-name="T24">, tal com trobareu al directori src dels projectes </text:span></text:span><text:span text:style-name="Fuente_20_de_20_párrafo_20_predeter."><text:span text:style-name="T26">netbeans</text:span></text:span><text:span text:style-name="Fuente_20_de_20_párrafo_20_predeter."><text:span text:style-name="T24">. També s'acceptarà l'enviament de tot el projecte netbeans prèviament empaquetat en un format .zip o .7z (NO s'admet el .rar).</text:span></text:span></text:p>
        </text:list-item>
        <text:list-item>
          <text:p text:style-name="P119"><text:span text:style-name="Fuente_20_de_20_párrafo_20_predeter."><text:span text:style-name="T27">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90"/>
      <text:p text:style-name="P92"><text:bookmark-start text:name="__DdeLink__3243_1392924193"/>Context <text:span text:style-name="T36">de l'aplicació a desenvolupar</text:span></text:p>
      <text:h text:style-name="P115" text:outline-level="1"><text:bookmark-end text:name="__DdeLink__3243_1392924193"/></text:h>
      <text:p text:style-name="P68"><text:span text:style-name="Fuente_20_de_20_párrafo_20_predeter."><text:span text:style-name="T28">Des de l'</text:span></text:span><text:span text:style-name="Fuente_20_de_20_párrafo_20_predeter."><text:span text:style-name="T31">entitat esportiva de ciclisme</text:span></text:span><text:span text:style-name="Fuente_20_de_20_párrafo_20_predeter."><text:span text:style-name="T28"> que s'encarrega d'organitzar la volta ciclista que cada any es realitza a Catalunya, us demanen dissenyar i implementar un </text:span></text:span><text:span text:style-name="Fuente_20_de_20_párrafo_20_predeter."><text:span text:style-name="T32">prototipus d'</text:span></text:span><text:span text:style-name="Fuente_20_de_20_párrafo_20_predeter."><text:span text:style-name="T28">aplicació en JAVA que gestioni tota la informació, </text:span></text:span><text:span text:style-name="Fuente_20_de_20_párrafo_20_predeter."><text:span text:style-name="T29">tant el que </text:span></text:span><text:span text:style-name="Fuente_20_de_20_párrafo_20_predeter."><text:span text:style-name="T30">correspon a</text:span></text:span><text:span text:style-name="Fuente_20_de_20_párrafo_20_predeter."><text:span text:style-name="T29"> </text:span></text:span><text:span text:style-name="Fuente_20_de_20_párrafo_20_predeter."><text:span text:style-name="T30">la gestió de </text:span></text:span><text:span text:style-name="Fuente_20_de_20_párrafo_20_predeter."><text:span text:style-name="T29">dades </text:span></text:span><text:span text:style-name="Fuente_20_de_20_párrafo_20_predeter."><text:span text:style-name="T33">de la competició </text:span></text:span><text:span text:style-name="Fuente_20_de_20_párrafo_20_predeter."><text:span text:style-name="T29">com el que seria l'anàlisi de resultats </text:span></text:span><text:span text:style-name="Fuente_20_de_20_párrafo_20_predeter."><text:span text:style-name="T33">de la classificació</text:span></text:span><text:span text:style-name="Fuente_20_de_20_párrafo_20_predeter."><text:span text:style-name="T29">.</text:span></text:span></text:p>
      <text:p text:style-name="P48"/>
      <text:p text:style-name="P95">Requisits <text:span text:style-name="T21">i desenvolupament </text:span>de l'aplicació </text:p>
      <text:p text:style-name="P34"/>
      <text:p text:style-name="P28">El prototipus que heu de desenvolupar per la volta ciclista a Catalunya, 'CicliCAT 2016', requerirà la inscripció dels ciclistes que hi participaran amb els equips als quals pertanyen. Al llarg de la volta ciclista es recorreran diverses etapes que tindran diferents característiques en quant a distància i relleu. També es comptarà amb unes entitats patrocinadores que patrocinaran els premis obtinguts a cada etapa i a la classificació final. </text:p>
      <text:p text:style-name="P42"/>
      <text:p text:style-name="P42">Per tal de detallar i pautar els requeriments i les funcionalitats a desenvolupar, se us dona la següent informació:</text:p>
      <text:p text:style-name="P35"/>
      <text:p text:style-name="P62">Gestió d'equips</text:p>
      <text:p text:style-name="P63"/>
      <text:p text:style-name="P20">Aquest prototip no disposarà pròpiament d'una gestió de dades dels equips. Tot i això, donada la seva importància per la resta de l'aplicació, se us demana que el sistema mantingui enregistrada la informació corresponent als equips. </text:p>
      <text:p text:style-name="P20">Aquesta serà, bàsicament, el codi de l'equip i el nom, i l'hareu de definir directament al codi de l'aplicació. </text:p>
      <text:p text:style-name="P20">Feu servir la definició d'un array de cadenes de càracters per representar als equips, com per exemple, el següent:</text:p>
      <text:p text:style-name="P20"/>
      <text:p text:style-name="P73"><text:s/>String[][] equips = {</text:p>
      <text:p text:style-name="P73"><text:s text:c="9"/>{"ONZ", "ONZE"}</text:p>
      <text:p text:style-name="P73"><text:s text:c="8"/>,{"TNK", "Tinkof"}</text:p>
      <text:p text:style-name="P73"><text:s text:c="8"/>,{"BCH", "Biancho"}</text:p>
      <text:p text:style-name="P73"><text:s text:c="8"/>,{"BRW", "Bartoloworld"}</text:p>
      <text:p text:style-name="P73"><text:s text:c="8"/>,{"MVX", "Movixtar"}</text:p>
      <text:p text:style-name="P73"><text:s text:c="8"/>,{"BIC", "Bich"}</text:p>
      <text:p text:style-name="P73"><text:s text:c="8"/>,{"<text:span text:style-name="T47">CFD</text:span>", "<text:span text:style-name="T48">Cofidos</text:span>"}</text:p>
      <text:p text:style-name="P73"><text:s text:c="8"/>,{"FON", "Fono"}</text:p>
      <text:p text:style-name="P73"><text:s text:c="8"/>,{"MTX", "Matrix"}</text:p>
      <text:p text:style-name="P73"><text:soft-page-break/><text:s text:c="4"/>};</text:p>
      <text:p text:style-name="P19"/>
      <text:p text:style-name="P13"><text:span text:style-name="T45">L' </text:span>aplicació ha de permetre llistar la informació emmagatzemada <text:span text:style-name="T46">així com altres funcionalitats que s'aniran detallant més endavant.</text:span></text:p>
      <text:p text:style-name="P11"><text:s/></text:p>
      <text:p text:style-name="P57">Gestió de ciclistes</text:p>
      <text:p text:style-name="P58"/>
      <text:p text:style-name="P79"><text:span text:style-name="T19">L'aplicació ha de permetre l'enregistrament de les dades dels ciclistes i l'assignació de l'equip al que pertanyen, tenint en compte que cada equip només pot comptar amb 5 ciclistes. </text:span><text:span text:style-name="T17">Per enregistrar les dades dels ciclistes caldrà definir el sistema de dades adient que contempli el DNI, el nom, la data de naixement, el dorsal i el codi de l'equip al que pertanyi.</text:span></text:p>
      <text:p text:style-name="P27"/>
      <text:p text:style-name="P38"><text:span text:style-name="T20">Per realitzar l</text:span>a <text:span text:style-name="T11">inscripció dels ciclistes</text:span> <text:span text:style-name="T14">s'han de realitzar les següents accions prèvies:</text:span></text:p>
      <text:p text:style-name="P29"/>
      <text:list xml:id="list2628548328457202423" text:style-name="L2">
        <text:list-item>
          <text:p text:style-name="P98"><text:span text:style-name="T16">D</text:span><text:span text:style-name="T15">emanar per teclat el codi d'equip al que pertany </text:span><text:span text:style-name="T18">i c</text:span><text:span text:style-name="T16">omprovar que aquell equip no té més de 5 ciclistes associats.</text:span></text:p>
        </text:list-item>
        <text:list-item>
          <text:p text:style-name="P99">Si aquestes dues condicions s'acompleixen, <text:span text:style-name="T42">s'enregistra la dada. </text:span>En cas de una de les dues no s'acompleixi, no s'enregistarà la dada i <text:span text:style-name="T71">se sortirà del programa</text:span>.<text:span text:style-name="T42"> </text:span></text:p>
        </text:list-item>
      </text:list>
      <text:p text:style-name="P29"/>
      <text:p text:style-name="P29">A partir d'aqu<text:span text:style-name="T50">í</text:span>, s'han de realitzar els següents pa<text:span text:style-name="T50">s</text:span>sos:</text:p>
      <text:p text:style-name="P44"/>
      <text:list xml:id="list10144356569035" text:continue-numbering="true" text:style-name="L2">
        <text:list-item>
          <text:p text:style-name="P103"><text:span text:style-name="T51">Demanar</text:span> per teclat el <text:span text:style-name="T41">DNI del ciclista i comprovar que no hi ha cap altre ciclista inscrit amb el mateix DNI. </text:span></text:p>
        </text:list-item>
        <text:list-item>
          <text:p text:style-name="P104">Sol.licitar <text:s/><text:span text:style-name="T41">el nom i la data de naixement del ciclista.</text:span></text:p>
        </text:list-item>
        <text:list-item>
          <text:p text:style-name="P105">Assignar-li al ciclista un dorsal <text:span text:style-name="T34">que tindrà el següent codi identificatiu: </text:span><text:span text:style-name="T9">'les tres primeres lletres del nom+ordre d'inscripció+</text:span><text:span text:style-name="T10">codi</text:span><text:span text:style-name="T9"> de l'equip al que pertany'.</text:span><text:span text:style-name="T34"> </text:span></text:p>
        </text:list-item>
        <text:list-item>
          <text:p text:style-name="P106">Emmagatzemar tota aquesta informació <text:span text:style-name="T52">a l'estructura de dades adient.</text:span></text:p>
          <text:p text:style-name="P105"/>
        </text:list-item>
      </text:list>
      <text:p text:style-name="P31"><text:span text:style-name="T49">Caldrà també permetre llistar </text:span>la informació emmagatzemada <text:span text:style-name="T49">durant la inscripció</text:span>. </text:p>
      <text:list xml:id="list10145786649600" text:continue-numbering="true" text:style-name="L2">
        <text:list-header>
          <text:p text:style-name="P107"/>
        </text:list-header>
      </text:list>
      <text:p text:style-name="P30"/>
      <text:p text:style-name="P57">Gestió d'etapes</text:p>
      <text:p text:style-name="P32">La volta estarà formada per <text:span text:style-name="T53">7</text:span> etapes <text:span text:style-name="T53">de diferents tipus: plana, mitja muntanya, i muntanya. De cada etapa es coneix el nom de l'etapa, el tipus, la ciutat d'origen i destí, així com també la distància a recòrrer en km. </text:span></text:p>
      <text:p text:style-name="P64"/>
      <text:p text:style-name="P15">El <text:span text:style-name="T11">registre d'etapes </text:span>correspondrà <text:span text:style-name="T21">a definir una estructura de dades adient que contingui la informació anterior del tipus següent. Donat que les dades de les etapes són de diferents tipus, una proposta per emmagatzemar aquestes dades és:</text:span></text:p>
      <text:p text:style-name="P23"/>
      <text:p text:style-name="P74">public String[][] etapes = {</text:p>
      <text:p text:style-name="P74"><text:s text:c="8"/>{"Etapa 1","Barcelona", "Girona","Plana"}</text:p>
      <text:p text:style-name="P74"><text:s text:c="7"/>,{"Etapa 2","Girona", "Berga", "Muntanya"}</text:p>
      <text:p text:style-name="P74"><text:s text:c="7"/>,{"Etapa 3","Berga", "Sort", "Alta muntanya"}</text:p>
      <text:p text:style-name="P74"><text:s text:c="7"/>,{"Etapa 4","Sort", "Balaguer", "Alta muntanya"}</text:p>
      <text:p text:style-name="P74"><text:s text:c="7"/>,{"Etapa 5","Balaguer", "Amposta", "Plana"}</text:p>
      <text:p text:style-name="P74"><text:s text:c="7"/>,{"Etapa 6","Amposta", "Manresa", "Plana"}</text:p>
      <text:p text:style-name="P74"><text:s text:c="7"/>,{"Etapa 7","Manresa", "Mataró", "Muntanya"}</text:p>
      <text:p text:style-name="P74"><text:s text:c="4"/>};</text:p>
      <text:p text:style-name="P74"/>
      <text:p text:style-name="P75">double[] distanciaEtapa ={185.2, 191.8, 156.6, 188.4, 195.4, 194.1, 126.6};</text:p>
      <text:p text:style-name="P75"/>
      <text:p text:style-name="P24">Per altra banda, també seria convenient <text:span text:style-name="T54">definir un array de caràcters per emmagatzemar els tres tipus d'etapa. Per exemple:</text:span></text:p>
      <text:p text:style-name="P25"/>
      <text:p text:style-name="P76">String[] tipusGeneralEtapa={"Plana","Mitja Muntanya","Muntanya"}; </text:p>
      <text:p text:style-name="P21"/>
      <text:p text:style-name="P14">L'aplicació ha de permetre llistar la informació emmagatzemada. </text:p>
      <text:p text:style-name="P12"/>
      <text:p text:style-name="P57"><text:soft-page-break/>Gestió de patrocinadors</text:p>
      <text:p text:style-name="P67"/>
      <text:p text:style-name="P51">El sistema tindrà enregistra<text:span text:style-name="T55">ts els premis que s'obtenen a les etapes i a la classificació final general de la competició.</text:span><text:span text:style-name="T56"> </text:span><text:span text:style-name="T57">Caldrà conèixer per tant, el nom del premi, el nom del patrocinador, </text:span><text:span text:style-name="T58">l'import</text:span><text:span text:style-name="T57"> de</text:span><text:span text:style-name="T58">l</text:span><text:span text:style-name="T57"> premi, i el </text:span><text:span text:style-name="T59">tipus de premi </text:span><text:span text:style-name="T60">(</text:span><text:span text:style-name="T61">G</text:span><text:span text:style-name="T59">eneral o </text:span><text:span text:style-name="T61">E</text:span><text:span text:style-name="T59">tapa</text:span><text:span text:style-name="T60">)</text:span><text:span text:style-name="T59">.</text:span></text:p>
      <text:p text:style-name="P65">Alguns dels tipus de premis que s'estableixen, així com el criteri per obtenir-los podrien ser, per exemple: </text:p>
      <text:p text:style-name="P66"/>
      <text:list xml:id="list5032061227837879848" text:style-name="L3">
        <text:list-item>
          <text:p text:style-name="P100">Maillot groc: ciclista guanyador de la <text:span text:style-name="T63">competició</text:span></text:p>
        </text:list-item>
        <text:list-item>
          <text:p text:style-name="P100">Maillot blanc: ciclista jove millor classificat <text:span text:style-name="T63">en la competició</text:span></text:p>
        </text:list-item>
        <text:list-item>
          <text:p text:style-name="P101">Maillot blanc i vermell (rei de la muntanya): ciclista guanyador de les etapes de montanya</text:p>
        </text:list-item>
        <text:list-item>
          <text:p text:style-name="P101"><text:span text:style-name="T64">Maillot verd: ciclista guanyador de l'etapa més llarga</text:span> </text:p>
        </text:list-item>
        <text:list-item>
          <text:p text:style-name="P102">TopEquip: equip guanyador de la <text:span text:style-name="T63">competició</text:span></text:p>
        </text:list-item>
      </text:list>
      <text:p text:style-name="P66"/>
      <text:p text:style-name="P26">Els patrocinadors atorgaran un premi econòmic determinat per cadascuna de les categories de premis <text:span text:style-name="T65">anteriors i cada premi només tindrà un patrocinador</text:span>.</text:p>
      <text:p text:style-name="P22"/>
      <text:p text:style-name="P16">El <text:span text:style-name="T11">registre d</text:span><text:span text:style-name="T12">e patrocinadors</text:span><text:span text:style-name="T11"> </text:span>correspondrà <text:span text:style-name="T21">a definir una estructura de dades adient que contingui la informació anterior. </text:span></text:p>
      <text:p text:style-name="P16"/>
      <text:p text:style-name="P18">A l'igual que en el cas de les etapes, una proposta per emmagatzemar les dades serà:</text:p>
      <text:p text:style-name="P16"/>
      <text:p text:style-name="P77">public String dadesPremi[][]={{"Maillot groc","Tisset","General"},</text:p>
      <text:p text:style-name="P77"><text:s text:c="35"/>{"Maillot blanc","Rolax","General"},</text:p>
      <text:p text:style-name="P77"><text:s text:c="35"/>{"Maillot BV","Supermarx","Etapa"},</text:p>
      <text:p text:style-name="P77"><text:s text:c="35"/>{"Maillot verd","BMV","Etapa"},</text:p>
      <text:p text:style-name="P77"><text:s text:c="35"/>{"TopEquip","Siet","General"} };</text:p>
      <text:p text:style-name="P77"/>
      <text:p text:style-name="P77">public double[] importPremi={8000,5000,6500,4000,9000};</text:p>
      <text:p text:style-name="P16"/>
      <text:p text:style-name="P18">L'aplicació ha de permetre llistar la informació emmagatzemada. </text:p>
      <text:p text:style-name="P17"/>
      <text:p text:style-name="P61">Gestió de la <text:span text:style-name="T66">competició</text:span></text:p>
      <text:p text:style-name="P70"/>
      <text:p text:style-name="P33">L'aplicació haurà de permetre enregistrar els <text:span text:style-name="T43">temps</text:span> que cada ciclista ha realitzat en cadascuna de les etapes, <text:span text:style-name="T67">tenint en compte que tots els ciclistes corren a totes les etapes. Caldrà tenir en compte la necessitat de poder emmagatzemar informació addicional, com ara si algun ciclista s'ha lesionat, o ha abandonat, etc. </text:span></text:p>
      <text:p text:style-name="P43"/>
      <text:p text:style-name="P39">El <text:span text:style-name="T11">registre de les dades de la volta</text:span> <text:span text:style-name="T38">correspon, per tant, a introduir per teclat les dades corresponents al temps associat a cada ciclista en cada etapa i emmagatzemar-les en l'estructura de dades adient. </text:span><text:span text:style-name="T62">A més, també caldrà emmagatzemar el tipus de premi rebut, si és el cas. </text:span></text:p>
      <text:p text:style-name="P45"/>
      <text:p text:style-name="P46">Cal destacar que, del temps, <text:span text:style-name="T68">heu d'enregistrar les hores, minuts i segons. Una proposta <text:s/>per definir aquesta informació seria: </text:span></text:p>
      <text:p text:style-name="P77"/>
      <text:p text:style-name="P77">int[][][] temps;</text:p>
      <text:p text:style-name="P46"/>
      <text:p text:style-name="P47">On la primera component faria referència seria l'etapa, la segon al ciclista i la tercera al temps, en hores, minuts i segons, a cada cas, així, la posició 0 faria referència a les hores, la 1 als minuts i la 2 als segons.</text:p>
      <text:p text:style-name="P47"/>
      <text:p text:style-name="P47">Per exemple, temps[3][4][0]=2, seria el temps en hores que el ciclista 4 ha realitzat a l'etapa 3. </text:p>
      <text:p text:style-name="P47"/>
      <text:p text:style-name="P45">L'aplicació ha de permetre llistar la informació emmagatzemada. </text:p>
      <text:p text:style-name="P72"/>
      <text:p text:style-name="P60"><text:span text:style-name="T40">C</text:span>lassificació <text:span text:style-name="T40">final i informes</text:span></text:p>
      <text:p text:style-name="P71"/>
      <text:p text:style-name="P41">Una vegada enregistrada tota la informació i realitzada la competició, se us demana<text:span text:style-name="T13">rà</text:span> realitzar uns informes dels resultats obtinguts, <text:span text:style-name="T13">entre altres</text:span>:</text:p>
      <text:p text:style-name="P41"><text:soft-page-break/></text:p>
      <text:list xml:id="list5661168691255417291" text:style-name="L4">
        <text:list-item>
          <text:p text:style-name="P108"><text:span text:style-name="T70">Llista de p</text:span>remis <text:span text:style-name="T70">obtinguts per ciclistes i equips </text:span>per etapa i general</text:p>
        </text:list-item>
        <text:list-item>
          <text:p text:style-name="P109">Llistat de ciclistes i equips per etapa i general</text:p>
        </text:list-item>
        <text:list-item>
          <text:p text:style-name="P110">Llistat dels ciclistes inscrits a cada equip</text:p>
        </text:list-item>
        <text:list-item>
          <text:p text:style-name="P111">Ciclist<text:span text:style-name="T35">es</text:span> que estan per sobre de la mitjana, en temps <text:span text:style-name="T43">a cada etapa i a la classificació general</text:span></text:p>
        </text:list-item>
        <text:list-item>
          <text:p text:style-name="P111">Ciclistes que han obtingut <text:span text:style-name="T69">premi</text:span> en alguna etapa (quins, de quina categoria,...), <text:span text:style-name="T70">així com la remuneració total de premis en cas de que se'n guanyi més d'un.</text:span></text:p>
        </text:list-item>
      </text:list>
      <text:list xml:id="list5513560814384035990" text:style-name="L5">
        <text:list-header>
          <text:p text:style-name="P112"/>
        </text:list-header>
      </text:list>
      <text:p text:style-name="P36"/>
      <text:p text:style-name="P59">Menú principal</text:p>
      <text:p text:style-name="P52"/>
      <text:p text:style-name="P49">El menú principal ha de permetre mostrar totes les opcions que contempla l'aplicació:</text:p>
      <text:p text:style-name="P49"/>
      <text:p text:style-name="P50">--- <text:span text:style-name="T39">Volta ciclista a Catalunya <text:s/>CicliCAT 2016 --</text:span></text:p>
      <text:p text:style-name="P56"/>
      <text:p text:style-name="P53">1.<text:span text:style-name="T39"> Gestió inscripció de ciclistes</text:span></text:p>
      <text:p text:style-name="P54"><text:span text:style-name="T39">2. </text:span>Gestió <text:span text:style-name="T43">de la competició</text:span></text:p>
      <text:p text:style-name="P54">...</text:p>
      <text:p text:style-name="P54"/>
      <text:p text:style-name="P55">A cadascuna de les opcions es desenvoluparan les funcionalitats definides en cadascun dels apartats anteriors. <text:span text:style-name="T44">A cadascuna de les activitats de l'aula se us detallaran els requisits.</text:span></text:p>
      <text:p text:style-name="P69"/>
      <text:p text:style-name="P40"/>
      <text:p text:style-name="P37"/>
      <text:p text:style-name="P82"/>
      <text:p text:style-name="P78"><text:span text:style-name="Fuente_20_de_20_párrafo_20_predeter."><text:span text:style-name="T7"/></text:span></text:p>
      <text:p text:style-name="P81"/>
      <text:p text:style-name="P81"/>
      <text:p text:style-name="P78"><text:span text:style-name="Fuente_20_de_20_párrafo_20_predeter."><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3</text:page-number></text:span></text:span><text:span text:style-name="Page_20_Number"><text:span text:style-name="MT4"> de </text:span></text:span><text:span text:style-name="Fuente_20_de_20_párrafo_20_predeter."><text:span text:style-name="MT4"><text:page-count style:num-format="1">5</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6-03-14T01:01:43.198968077</dc:date>
    <meta:editing-cycles>59</meta:editing-cycles>
    <meta:editing-duration>PT23H10M58S</meta:editing-duration>
    <dc:creator>Josep Bornas</dc:creator>
    <meta:document-statistic meta:table-count="2" meta:image-count="0" meta:object-count="0" meta:page-count="5" meta:paragraph-count="128" meta:word-count="1707" meta:character-count="11271" meta:non-whitespace-character-count="9418"/>
    <meta:user-defined meta:name="Info 1"/>
    <meta:user-defined meta:name="Info 2"/>
    <meta:user-defined meta:name="Info 3"/>
    <meta:user-defined meta:name="Info 4"/>
    <meta:template xlink:type="simple" xlink:actuate="onRequest" xlink:title="" xlink:href="Normal"/>
  </office:meta>
</office:document-meta>
</file>